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7800000133246C922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5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8.1cm" svg:height="9cm" svg:x="1.6cm" svg:y="1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7.835cm" svg:height="8.663cm" svg:x="1.8cm" svg:y="1.9cm">
            <draw:image xlink:href="Pictures/100002010000027800000133246C922C.tif" xlink:type="simple" xlink:show="embed" xlink:actuate="onLoad">
              <text:p/>
            </draw:image>
          </draw:frame>
          <draw:custom-shape draw:style-name="gr3" draw:text-style-name="P1" draw:layer="layout" svg:width="2.1cm" svg:height="1.2cm" svg:x="2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9cm" svg:y1="5.9cm" svg:x2="4.6cm" svg:y2="4.9cm">
            <text:p/>
          </draw:line>
          <draw:frame draw:style-name="gr5" draw:text-style-name="P2" draw:layer="layout" svg:width="4.9cm" svg:height="2.016cm" svg:x="9.9cm" svg:y="4.8cm">
            <draw:text-box>
              <text:p><text:span text:style-name="T1">Choose a data type from which to start your search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2:10:05</dc:date>
    <meta:editing-duration>PT2H3M16S</meta:editing-duration>
    <meta:editing-cycles>12</meta:editing-cycles>
    <meta:generator>LibreOffice/3.4$Unix LibreOffice_project/340m1$Build-402</meta:generator>
    <meta:document-statistic meta:object-count="6"/>
  </office:meta>
</office:document-meta>
</file>